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d4" officeooo:paragraph-rsid="000fb6d4"/>
    </style:style>
    <style:style style:name="P2" style:family="paragraph" style:parent-style-name="Standard">
      <style:text-properties officeooo:rsid="000fb6d4" officeooo:paragraph-rsid="00106279"/>
    </style:style>
    <style:style style:name="P3" style:family="paragraph" style:parent-style-name="Standard">
      <style:text-properties officeooo:paragraph-rsid="000fb6d4"/>
    </style:style>
    <style:style style:name="P4" style:family="paragraph" style:parent-style-name="Standard">
      <style:text-properties officeooo:paragraph-rsid="00106279"/>
    </style:style>
    <style:style style:name="P5" style:family="paragraph" style:parent-style-name="Standard">
      <style:text-properties officeooo:rsid="00106279" officeooo:paragraph-rsid="00106279"/>
    </style:style>
    <style:style style:name="P6" style:family="paragraph" style:parent-style-name="Standard">
      <style:text-properties officeooo:paragraph-rsid="0011b9f4"/>
    </style:style>
    <style:style style:name="P7" style:family="paragraph" style:parent-style-name="Text_20_body">
      <style:text-properties officeooo:paragraph-rsid="00173663"/>
    </style:style>
    <style:style style:name="P8" style:family="paragraph" style:parent-style-name="Standard">
      <style:text-properties officeooo:rsid="0011b9f4" officeooo:paragraph-rsid="001c1f63"/>
    </style:style>
    <style:style style:name="P9" style:family="paragraph" style:parent-style-name="Standard">
      <style:text-properties officeooo:rsid="0011b9f4" officeooo:paragraph-rsid="001cacd9"/>
    </style:style>
    <style:style style:name="P10" style:family="paragraph" style:parent-style-name="Standard">
      <style:text-properties officeooo:rsid="00106279" officeooo:paragraph-rsid="00106279"/>
    </style:style>
    <style:style style:name="P11" style:family="paragraph" style:parent-style-name="Text_20_body">
      <style:text-properties officeooo:paragraph-rsid="00173663"/>
    </style:style>
    <style:style style:name="P12" style:family="paragraph" style:parent-style-name="Heading_20_2">
      <style:text-properties officeooo:paragraph-rsid="00173663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106279"/>
    </style:style>
    <style:style style:name="T2" style:family="text">
      <style:text-properties officeooo:rsid="001b06d8"/>
    </style:style>
    <style:style style:name="T3" style:family="text">
      <style:text-properties officeooo:rsid="001c1f63"/>
    </style:style>
    <style:style style:name="T4" style:family="text">
      <style:text-properties officeooo:rsid="001cacd9"/>
    </style:style>
    <style:style style:name="gr1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presa <text:span text:style-name="T1">Cone</text:span></text:p>
      <text:p text:style-name="P1"/>
      <text:p text:style-name="Subtitle">Missão: Trazer tecnologia mais acessível para o Brasil</text:p>
      <text:p text:style-name="P1"/>
      <text:p text:style-name="Subtitle">Visão: Em cinco anos, eu quero que um bom celular custe R$ 100,00. </text:p>
      <text:p text:style-name="P1"/>
      <text:p text:style-name="Subtitle">Valores: Ética, <text:span text:style-name="T1">estímulo d</text:span>a concorrência, Open-Source <text:span text:style-name="T1">e </text:span>Desenvolvim<text:span text:style-name="T1">ento intelectual dos parceiros</text:span></text:p>
      <text:p text:style-name="P1"/>
      <text:h text:style-name="Heading_20_1" text:outline-level="1"><text:bookmark-start text:name="__RefHeading___Toc77_3084450460"/>Projeto 1: Comedouro automático<text:bookmark-end text:name="__RefHeading___Toc77_3084450460"/></text:h>
      <text:p text:style-name="P3"/>
      <text:h text:style-name="Heading_20_2" text:outline-level="2">Introdução</text:h>
      <text:p text:style-name="P2">Um grande problema encontrado com donos de animais domésticos é controlar a quantidade e o horário em que seus animais domésticos se alimentam, sobretudo num mundo onde ficamos apenas a noite com seus animais.</text:p>
      <text:p text:style-name="P3"/>
      <text:h text:style-name="df" text:outline-level="2">Objetivo</text:h>
      <text:p text:style-name="P5">O objetivo do projeto é desenvolver um comedouro automático para animais. Ele terá uma tampa, que será aberta e fechada automaticamente, no horário em que o dono desejar que o animal se alimente.</text:p>
      <text:p text:style-name="P4"/>
      <text:h text:style-name="Heading_20_2" text:outline-level="2">Metodologia</text:h>
      <text:p text:style-name="P5"><text:span text:style-name="T2">Será estudado sobre microcontroladores. </text:span>Será fabricado um MVP do comedouro automático. Em seguida, será feito uma pesquisa com donos de cachorro, para saber se existe mercado neste segmento.</text:p>
      <text:p text:style-name="P5"/>
      <text:h text:style-name="Heading_20_2" text:outline-level="2">Resultados e Discussão</text:h>
      <text:h text:style-name="Heading_20_3" text:outline-level="3">2018-10-16</text:h>
      <text:p text:style-name="P9"><text:tab/>A primeira parte do projeto consiste em <text:span text:style-name="T3">pesquisar microcontroladores: Pesquisando, percebi que temos três principais micocontroladores no mercado atual: Arduino, Raspberry Pi e o ESP8288. Foram baixadas bibliografias que ensinem sobre esses microcontroladores e mostrem como fazer projetos com elas.</text:span></text:p>
      <text:p text:style-name="P8"><text:tab/><text:span text:style-name="T3">Foi decidido começar a desenvolver o MVP com o Arduino. Isso porque eu já tive uma disciplina de Arduino na faculdade, logo, estou mais familiarizado com o mesmo.</text:span></text:p>
      <text:p text:style-name="P8"><text:soft-page-break/><text:tab/><text:span text:style-name="T3">Como eu não tenho o Arduino em mãos, eu precisei pesquisar preços. Pesquisando nos principais sites, eu percebi que os preços mais baixos de Arduino provém da Ebay. O Mercado Livre também é barato (e são vendedores brasileiros), mas o Ebay é bem mais barato (contudo, temos vendedores do mundo todo).</text:span></text:p>
      <text:p text:style-name="P8"><text:tab/><text:span text:style-name="T3">Comprar no Ebay requer alguns procedimentos a mais do que o Mercado Livre, para garantir que o produto chegue em mãos. Para se conhecer os procedimentos necessários para se comprar tanto no Mercado Livre quanto no Ebay, eu decidi que, para o primeiro Arduino que estou comprando, irei utilizar o Mercado Livre. Mesmo sendo mais caro que o Ebay, todo conhecimento é importante (é um dos princípios da startup). </text:span></text:p>
      <text:p text:style-name="P8"><text:tab/><text:span text:style-name="T3">O Arduino que irei comprar é o Arduino UNO R3. A escolha desse Arduino se deve ao fato do mesmo ter sido citado no livro ao qual estou usando para aprender a programá-lo (C Programming for Arduino – Julien Bayle) e porque eu tive contato com esse Arduino nas aulas de microcontrolador da faculdade.</text:span></text:p>
      <text:p text:style-name="P6"><text:tab/><text:span text:style-name="T4">O próximo passo da empresa é estudar as formas eficazes de se comprar coisas no Mercado Livre e comprar um kit de Arduino.</text:span></text:p>
      <text:h text:style-name="P12" text:outline-level="2"><draw:frame text:anchor-type="paragraph" draw:z-index="0" draw:name="Forma1" draw:style-name="gr1" draw:text-style-name="P13" svg:width="2.117cm" svg:height="0.562cm" svg:x="3.861cm" svg:y="0.766cm"><draw:text-box><text:p/></draw:text-box></draw:frame>Conclusão</text:h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f" style:family="paragraph" style:parent-style-name="Heading_20_2" style:default-outline-level="" style:list-style-name="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47:37.914870049</meta:creation-date>
    <dc:date>2018-10-17T01:46:00.320728353</dc:date>
    <meta:editing-duration>PT29M2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20" meta:word-count="405" meta:character-count="2522" meta:non-whitespace-character-count="2128"/>
  </office:meta>
</office:document-meta>
</file>